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12158920624586365"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1231135617625020625"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9">«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685913308649066959"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121846335387395549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6"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5"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5">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0">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text:soft-page-break/>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text:span><text:soft-page-break/><text:span text:style-name="T1">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1">эт правда?</text:span></text:p>
      <text:p text:style-name="P52"><text:span text:style-name="T15">– </text:span><text:span text:style-name="T61">Какая из? Их много, вообще-то. Ик!</text:span></text:p>
      <text:p text:style-name="P52"><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2"><text:span text:style-name="T15">– </text:span><text:span text:style-name="T61">Пока не умру?</text:span></text:p>
      <text:p text:style-name="P52"><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oft-page-break/><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text:soft-page-break/>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text:soft-page-break/>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text:soft-page-break/>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oft-page-break/>«<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3">David Bowie - Lets Dance/ Ashes To Ashes</text:span></text:p>
      <text:p text:style-name="P47"><text:span text:style-name="T6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text:soft-page-break/>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text:soft-page-break/></text:p>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text:soft-page-break/>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text:soft-page-break/>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text:soft-page-break/>–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soft-page-break/>…</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4">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text:soft-page-break/>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text:soft-page-break/>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text:soft-page-break/>–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text:soft-page-break/>–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text:soft-page-break/>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text:soft-page-break/>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5"><text:soft-page-break/>–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text:soft-page-break/>–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text:soft-page-break/>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text:soft-page-break/>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oft-page-break/><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oft-page-break/><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oft-page-break/><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text:soft-page-break/>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soft-page-break/>…</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text:soft-page-break/>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7">Мириады пульсирующих нитей сходятся к центру комнаты, где на матрасе лежит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text:soft-page-break/>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pan text:style-name="T10">– О</text:span>фигенно! Мы победили! Макс, ты молодец!</text:p>
      <text:p text:style-name="P57"><text:span text:style-name="T10">– </text:span>Замечательно! Секундочку, я приготовлю дневник…</text:p>
      <text:p text:style-name="P57"><text:soft-page-break/>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oft-page-break/><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7"><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oft-page-break/><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oft-page-break/><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oft-page-break/><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oft-page-break/><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0">– </text:span>Итак, я жду. <text:span text:style-name="T10">– а</text:span>ликорница смотрела на меня выжидающе. <text:span text:style-name="T10">– Т</text:span>ы говорил, что знаешь, где искать сестру?</text:p>
      <text:p text:style-name="P57">Просительные нотки контрастировали с привычным для Луны властным тоном. Аликорница присела в уголке и устало опустила голову.<text:span text:style-name="T22"> Мне показалось, или я действительно заметил под <text:s/>маской надменности боль и ужас одиночества?</text:span></text:p>
      <text:p text:style-name="P57">Я кивнул ей примирительно.</text:p>
      <text:p text:style-name="P57"><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0">– </text:span>Давай по-порядку. <text:span text:style-name="T10">– о</text:span>становила меня Луна. <text:span text:style-name="T10">–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немагическая область. Но большинство развоплощаются — просто исчезают без следа во время сна, утратив всю магию.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10">– Ч</text:span>то?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0">– </text:span>Я проследила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57">Проклятье! Проклятье-проклятье-проклятье!!!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Пульсирующая боль сжала тиски колючим венком. Я </text:p>
      <text:p text:style-name="P57"/>
      <text:p text:style-name="P57"/>
      <text:p text:style-name="P57"/>
      <text:p text:style-name="P57"/>
      <text:p text:style-name="P57"/>
      <text:p text:style-name="P57">Она всё поняла</text:p>
      <text:p text:style-name="P57"><text:span text:style-name="T10">– </text:span>Теперь ты понимаешь, почему я виню тебя в её развоплощении?</text:p>
      <text:p text:style-name="P57"/>
      <text:p text:style-name="P57"><text:span text:style-name="T10">– </text:span>Я не могу рассказать всё. <text:span text:style-name="T10">– </text:span>осторожно, как по горячим углям, начал я. <text:span text:style-name="T10">– </text:span>Это может натворить большую беду.</text:p>
      <text:p text:style-name="P57"><text:soft-page-break/>К моему удивлению, Луна понимающе кивнула.</text:p>
      <text:p text:style-name="P57"><text:span text:style-name="T10">– </text:span>Я знаю, иногда так бывает. Продолжай.</text:p>
      <text:p text:style-name="P57"><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0">– </text:span>Да, помню.</text:p>
      <text:p text:style-name="P57"><text:span text:style-name="T10">– </text:span>Так вот, в той колонне стояла твоя сестра. </text:p>
      <text:p text:style-name="P57"/>
      <text:p text:style-name="P57"><text:span text:style-name="T10">– </text:span>Она стояла в очереди пони, идущих к чёрному экрану.</text:p>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3">В замке сестёр Макс с Дэш разругиваются.</text:span>&gt;</text:p>
      <text:p text:style-name="P47"/>
      <text:p text:style-name="P33">&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text:soft-page-break/></text:p>
      <text:p text:style-name="P47">&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text:soft-page-break/>&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7" text:outline-level="2">Сон Рэрити</text:h>
      <text:p text:style-name="P77"/>
      <text:p text:style-name="P78">***</text:p>
      <text:p text:style-name="P85"><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7"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7" text:outline-level="2"/>
      <text:h text:style-name="P147"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7"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7" text:outline-level="2"><text:soft-page-break/>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7"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text:soft-page-break/>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7"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7"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oft-page-break/><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text:soft-page-break/>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text:soft-page-break/>–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text:soft-page-break/>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7" text:outline-level="2">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text:soft-page-break/>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7" text:outline-level="2">След?</text:h>
      <text:p text:style-name="P109"/>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text:soft-page-break/>–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7" text:outline-level="2">Озарение</text:h>
      <text:p text:style-name="P77"/>
      <text:p text:style-name="P77"><text:soft-page-break/><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4734522291531051332"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37607205" text:continue-numbering="true" text:style-name="L5">
        <text:list-header>
          <text:p text:style-name="P158">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7609149" text:continue-numbering="true" text:style-name="L5">
        <text:list-header>
          <text:p text:style-name="P158">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7610161"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2"/>
      <text:h text:style-name="P148"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8"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4390936375021681870"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1110541631823957888"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soft-page-break/>…</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soft-page-break/>...</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text:soft-page-break/>–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2">&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184869513762520705"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7"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20T17:43:53.36</dc:date>
    <meta:editing-duration>P96DT1H27M6S</meta:editing-duration>
    <meta:editing-cycles>5917</meta:editing-cycles>
    <meta:generator>OpenOffice/4.1.1$Win32 OpenOffice.org_project/411m6$Build-9775</meta:generator>
    <dc:creator>макс </dc:creator>
    <meta:document-statistic meta:table-count="0" meta:image-count="0" meta:object-count="0" meta:page-count="174" meta:paragraph-count="3627" meta:word-count="82556" meta:character-count="526520"/>
  </office:meta>
</office:document-meta>
</file>